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normal" officeooo:paragraph-rsid="00210879" style:font-size-asian="12pt" style:font-weight-asian="normal" style:font-size-complex="12pt" style:font-weight-complex="normal"/>
    </style:style>
    <style:style style:name="P4" style:family="paragraph" style:parent-style-name="Standard">
      <style:text-properties fo:font-size="12pt" fo:font-weight="normal" officeooo:rsid="00211b10" officeooo:paragraph-rsid="00211b10" style:font-size-asian="12pt" style:font-weight-asian="normal" style:font-size-complex="12pt" style:font-weight-complex="normal"/>
    </style:style>
    <style:style style:name="P5" style:family="paragraph" style:parent-style-name="Standard">
      <style:text-properties fo:font-size="12pt" fo:font-weight="normal" officeooo:rsid="00236342" officeooo:paragraph-rsid="00236342" style:font-size-asian="12pt" style:font-weight-asian="normal" style:font-size-complex="12pt" style:font-weight-complex="normal"/>
    </style:style>
    <style:style style:name="P6" style:family="paragraph" style:parent-style-name="Standard">
      <style:paragraph-properties style:line-height-at-least="0.198in"/>
      <style:text-properties fo:color="#cccccc" loext:opacity="100%" style:font-name="Droid Sans Mono" fo:font-size="20pt" fo:font-weight="normal" officeooo:paragraph-rsid="00210879" fo:background-color="#1f1f1f" style:font-size-asian="20pt" style:font-size-complex="20pt"/>
    </style:style>
    <style:style style:name="P7" style:family="paragraph" style:parent-style-name="Standard">
      <style:paragraph-properties style:line-height-at-least="0.198in"/>
      <style:text-properties fo:color="#cccccc" loext:opacity="100%" style:font-name="Droid Sans Mono" fo:font-size="16pt" fo:font-weight="normal" officeooo:paragraph-rsid="00210879" fo:background-color="#1f1f1f" style:font-size-asian="16pt" style:font-size-complex="16pt"/>
    </style:style>
    <style:style style:name="P8" style:family="paragraph" style:parent-style-name="Standard">
      <style:text-properties fo:font-size="20pt" officeooo:paragraph-rsid="00210879" style:font-size-asian="20pt" style:font-size-complex="20pt"/>
    </style:style>
    <style:style style:name="P9" style:family="paragraph" style:parent-style-name="Standard">
      <style:text-properties fo:font-size="16pt" officeooo:paragraph-rsid="00210879" style:font-size-asian="16pt" style:font-size-complex="16pt"/>
    </style:style>
    <style:style style:name="P10" style:family="paragraph" style:parent-style-name="Standard">
      <style:paragraph-properties style:line-height-at-least="0.198in"/>
      <style:text-properties fo:color="#6a9955" loext:opacity="100%" style:font-name="Droid Sans Mono" fo:font-size="16pt" fo:font-weight="normal" officeooo:paragraph-rsid="00210879" fo:background-color="#1f1f1f" style:font-size-asian="16pt" style:font-size-complex="16pt"/>
    </style:style>
    <style:style style:name="P11" style:family="paragraph" style:parent-style-name="Standard">
      <style:text-properties officeooo:paragraph-rsid="00210879"/>
    </style:style>
    <style:style style:name="P12" style:family="paragraph" style:parent-style-name="Standard">
      <style:text-properties officeooo:rsid="00210879" officeooo:paragraph-rsid="00210879"/>
    </style:style>
    <style:style style:name="T1" style:family="text">
      <style:text-properties officeooo:rsid="001b8bf8"/>
    </style:style>
    <style:style style:name="T2" style:family="text">
      <style:text-properties fo:color="#569cd6"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1"/>.<text:span text:style-name="T1">ENV FILE</text:span></text:p>
      <text:p text:style-name="P1"/>
      <text:p text:style-name="P1"/>
      <text:p text:style-name="P2">Sure! Let’s break down each line of this configuration file for a Laravel application, explaining its purpose, functionality, and alternatives where applicable. This file is typically found in the `.env` file at the root of a Laravel project, which is used to configure environment variables.</text:p>
      <text:p text:style-name="P2"/>
      <text:p text:style-name="P2">### Line-by-Line Explanation</text:p>
      <text:p text:style-name="P2"/>
      <text:p text:style-name="P2">1. **`APP_NAME=Laravel`**</text:p>
      <text:p text:style-name="P2"><text:s text:c="3"/>- **What it does:** This sets the name of the application to "Laravel." It can be referenced in your application to dynamically retrieve the app name.</text:p>
      <text:p text:style-name="P2"><text:s text:c="3"/>- **Why we use it:** Naming your application can be useful for branding purposes, and you may want to display it in your views or logs.</text:p>
      <text:p text:style-name="P2"><text:s text:c="3"/>- **Alternative:** You can use any string that represents the name of your application, like `APP_NAME=MyApp`.</text:p>
      <text:p text:style-name="P2"/>
      <text:p text:style-name="P2">2. **`APP_ENV=local`**</text:p>
      <text:p text:style-name="P2"><text:s text:c="3"/>- **What it does:** This specifies the environment in which the application is running. Common values are `local`, `production`, and `staging`.</text:p>
      <text:p text:style-name="P2"><text:s text:c="3"/>- **Why we use it:** Different environments can have different configurations (e.g., logging, error reporting), allowing you to tailor settings to suit the stage of development.</text:p>
      <text:p text:style-name="P2"><text:s text:c="3"/>- **Alternative:** You could set it to `production` when deploying your application, e.g., `APP_ENV=production`.</text:p>
      <text:p text:style-name="P2"/>
      <text:p text:style-name="P2">3. **`APP_KEY=base64:EeX/ql8eLf8N3mUOGaxTE8LsBgyZLhPM2nfW6tiq958=`**</text:p>
      <text:p text:style-name="P2"><text:s text:c="3"/>- **What it does:** This is the application encryption key used by Laravel for secure encryption and hashing. It should be kept secret.</text:p>
      <text:p text:style-name="P2"><text:s text:c="3"/>- **Why we use it:** This key is critical for secure user sessions and sensitive data. Laravel generates this key when you run the command `php artisan key:generate`.</text:p>
      <text:p text:style-name="P2"><text:s text:c="3"/>- **Alternative:** If you need a new key, you can regenerate it using the same command. Make sure to set it as a base64-encoded string.</text:p>
      <text:p text:style-name="P2"/>
      <text:p text:style-name="P2">4. **`APP_DEBUG=true`**</text:p>
      <text:p text:style-name="P2"><text:s text:c="3"/>- **What it does:** This flag controls whether debug information is shown in the application. Setting it to `true` enables debug mode.</text:p>
      <text:p text:style-name="P2"><text:s text:c="3"/>- **Why we use it:** Debug mode provides detailed error messages, which are helpful during development but should be turned off in production to avoid exposing sensitive information.</text:p>
      <text:p text:style-name="P2"><text:s text:c="3"/>- **Alternative:** For production, you would typically set this to `false`, e.g., `APP_DEBUG=false`.</text:p>
      <text:p text:style-name="P2"/>
      <text:p text:style-name="P2">5. **`APP_TIMEZONE=UTC`**</text:p>
      <text:p text:style-name="P2"><text:s text:c="3"/>- **What it does:** This sets the default timezone for the application.</text:p>
      <text:p text:style-name="P2"><text:s text:c="3"/>- **Why we use it:** Specifying a timezone ensures that date and time operations use a consistent reference point, which is especially important for applications that deal with users in different time zones.</text:p>
      <text:p text:style-name="P2"><text:s text:c="3"/>- **Alternative:** You could set it to any valid PHP timezone string, like `APP_TIMEZONE=America/New_York` or `APP_TIMEZONE=Europe/London`.</text:p>
      <text:p text:style-name="P2"/>
      <text:p text:style-name="P2"><text:soft-page-break/>6. **`APP_URL=http://localhost`**</text:p>
      <text:p text:style-name="P2"><text:s text:c="3"/>- **What it does:** This defines the base URL of the application.</text:p>
      <text:p text:style-name="P2"><text:s text:c="3"/>- **Why we use it:** It’s useful for generating absolute URLs in the application and for use in redirects or API calls. It should reflect the current environment (e.g., localhost during development, actual domain in production).</text:p>
      <text:p text:style-name="P2"><text:s text:c="3"/>- **Alternative:** In production, you would change it to your live site’s URL, e.g., `APP_URL=https://myapp.com`.</text:p>
      <text:p text:style-name="P2"/>
      <text:p text:style-name="P2">### Summary</text:p>
      <text:p text:style-name="P2"/>
      <text:p text:style-name="P2">This configuration file is vital for Laravel applications, allowing you to manage environment-specific settings efficiently. Here’s a recap of the alternatives:</text:p>
      <text:p text:style-name="P2"/>
      <text:p text:style-name="P2">- `APP_NAME`: `APP_NAME=MyApp`</text:p>
      <text:p text:style-name="P2">- `APP_ENV`: `APP_ENV=production`</text:p>
      <text:p text:style-name="P2">- `APP_KEY`: Regenerate with `php artisan key:generate`</text:p>
      <text:p text:style-name="P2">- `APP_DEBUG`: `APP_DEBUG=false` for production</text:p>
      <text:p text:style-name="P2">- `APP_TIMEZONE`: `APP_TIMEZONE=America/New_York`</text:p>
      <text:p text:style-name="P2">- `APP_URL`: `APP_URL=https://myapp.com`</text:p>
      <text:p text:style-name="P2"/>
      <text:p text:style-name="P2">By properly configuring the `.env` file, you can create a robust and secure Laravel application tailored to your development and production needs.</text:p>
      <text:p text:style-name="P2"/>
      <text:p text:style-name="P2"/>
      <text:p text:style-name="P2"/>
      <text:p text:style-name="P2"/>
      <text:p text:style-name="P2"/>
      <text:p text:style-name="P2">Absolutely! Let’s simplify that explanation.</text:p>
      <text:p text:style-name="P2"/>
      <text:p text:style-name="P2">### `APP_ENV=local`</text:p>
      <text:p text:style-name="P2"/>
      <text:p text:style-name="P2">- **What it does:** This line tells your Laravel application which environment it is running in. The word **`local`** means that you are working on your computer (your "local" machine") where you are developing the app.</text:p>
      <text:p text:style-name="P2"><text:s text:c="2"/></text:p>
      <text:p text:style-name="P2">- **Why we use it:** Different environments have different needs:</text:p>
      <text:p text:style-name="P2"><text:s text:c="2"/>- **Local:** When you’re building and testing your app, you might want to see detailed error messages and logs to help you fix problems. This is safe because it’s just on your computer.</text:p>
      <text:p text:style-name="P2"><text:s text:c="2"/>- **Production:** When you finish building your app and it goes live for everyone to use, you set it to **`production`**. This means that any errors won’t show too much detail to users for security reasons.</text:p>
      <text:p text:style-name="P2"><text:s text:c="2"/>- **Staging:** This is like a practice area before going live. It’s a copy of the production environment where you can test changes without affecting the real app.</text:p>
      <text:p text:style-name="P2"/>
      <text:p text:style-name="P2">- **Alternative:** If you’re ready to share your app with the public, you would change this line to **`APP_ENV=production`**. This tells Laravel that the app is now live and should behave accordingly.</text:p>
      <text:p text:style-name="P2"/>
      <text:p text:style-name="P2">### Summary</text:p>
      <text:p text:style-name="P2"/>
      <text:p text:style-name="P2"><text:soft-page-break/>So, **`APP_ENV=local`** is like a sign that says, “I’m in my safe workspace, where I can make mistakes and learn.” When you’re ready for everyone else to see your work, you change it to **`APP_ENV=production`** to keep things secure and user-friendly.</text:p>
      <text:p text:style-name="P2"/>
      <text:p text:style-name="P2"/>
      <text:p text:style-name="P2">------------------------------------------------------------------------------------------------------------------</text:p>
      <text:p text:style-name="P2"/>
      <text:p text:style-name="P2"/>
      <text:p text:style-name="P2"/>
      <text:p text:style-name="P2">Let’s break this down simply!</text:p>
      <text:p text:style-name="P2"/>
      <text:p text:style-name="P2">### `APP_KEY=base64:EeX/ql8eLf8N3mUOGaxTE8LsBgyZLhPM2nfW6tiq958=`</text:p>
      <text:p text:style-name="P2"/>
      <text:p text:style-name="P2">- **What it does:** This line holds a secret key that Laravel uses to keep things secure, like passwords and user sessions. It’s like a special password for the application.</text:p>
      <text:p text:style-name="P2"/>
      <text:p text:style-name="P2">- **Why we use it:** This key helps to:</text:p>
      <text:p text:style-name="P2"><text:s text:c="2"/>- **Encrypt Data:** This means it changes sensitive information (like passwords) into a secret code so that even if someone sees it, they can’t read it.</text:p>
      <text:p text:style-name="P2"><text:s text:c="2"/>- **Secure User Sessions:** When a user logs in, Laravel creates a session to remember who they are. The key ensures that this session is safe from people trying to hack into it.</text:p>
      <text:p text:style-name="P2"/>
      <text:p text:style-name="P2">### What Happens If You Change the Key?</text:p>
      <text:p text:style-name="P2"/>
      <text:p text:style-name="P2">- **If you change this key:** </text:p>
      <text:p text:style-name="P2"><text:s text:c="2"/>- **Current Sessions:** All existing user sessions will be invalidated. This means users who are logged in will be logged out automatically. It’s like changing the lock on a door; everyone inside will need to go out and come back in with a new key.</text:p>
      <text:p text:style-name="P2"><text:s text:c="2"/>- **Data Encryption:** Any data that was encrypted using the old key will not be able to be decrypted. This means if you try to read that data, it will appear as gibberish. So, make sure to change it only if you understand the consequences.</text:p>
      <text:p text:style-name="P2"/>
      <text:p text:style-name="P2">### How User Sessions Are Secured</text:p>
      <text:p text:style-name="P2"/>
      <text:p text:style-name="P2">- **How Laravel secures user sessions:**</text:p>
      <text:p text:style-name="P2"><text:s text:c="2"/>1. **User Logs In:** When a user logs in, Laravel creates a session for them.</text:p>
      <text:p text:style-name="P2"><text:s text:c="2"/>2. **Session ID:** This session has a unique ID that is stored in a cookie on the user's browser.</text:p>
      <text:p text:style-name="P2"><text:s text:c="2"/>3. **Encryption:** The session data (like who the user is) is encrypted using the `APP_KEY`. This makes it difficult for anyone else to see or change that information.</text:p>
      <text:p text:style-name="P2"><text:s text:c="2"/>4. **Verification:** Each time the user makes a request (like clicking a link), Laravel checks the session ID and the encrypted data to make sure it’s valid and that the user is still logged in.</text:p>
      <text:p text:style-name="P2"/>
      <text:p text:style-name="P2">### Summary</text:p>
      <text:p text:style-name="P2"/>
      <text:p text:style-name="P2">So, changing the `APP_KEY` will log out all users and make any old encrypted data unreadable. The key helps keep user sessions safe by encrypting sensitive information so that only the application can read it. This is important for protecting user data from unauthorized access.</text:p>
      <text:p text:style-name="P2"/>
      <text:p text:style-name="P2"/>
      <text:p text:style-name="P2"/>
      <text:p text:style-name="P2"/>
      <text:p text:style-name="P2"/>
      <text:p text:style-name="P2"><text:soft-page-break/></text:p>
      <text:p text:style-name="P2">Sure! Let’s go through each step of how Laravel secures user sessions with an example to make it clearer.</text:p>
      <text:p text:style-name="P2"/>
      <text:p text:style-name="P2">### Example Scenario</text:p>
      <text:p text:style-name="P2"/>
      <text:p text:style-name="P2">Imagine a user named **Alice** who wants to log into a web application called **MyApp**.</text:p>
      <text:p text:style-name="P2"/>
      <text:p text:style-name="P2">### Step-by-Step Process</text:p>
      <text:p text:style-name="P2"/>
      <text:p text:style-name="P2">1. **User Logs In:**</text:p>
      <text:p text:style-name="P2"><text:s text:c="3"/>- **Action:** Alice enters her username and password on the login page of **MyApp** and clicks the "Login" button.</text:p>
      <text:p text:style-name="P2"><text:s text:c="3"/>- **What Happens:** Laravel checks Alice's credentials against the database. If they are correct, Laravel creates a session for her. This session is like a temporary "login ticket."</text:p>
      <text:p text:style-name="P2"/>
      <text:p text:style-name="P2"><text:s text:c="3"/>```php</text:p>
      <text:p text:style-name="P2"><text:s text:c="3"/>// Example code in Laravel to create a session</text:p>
      <text:p text:style-name="P2"><text:s text:c="3"/>Auth::login($user); // $user is Alice's user object</text:p>
      <text:p text:style-name="P2"><text:s text:c="3"/>```</text:p>
      <text:p text:style-name="P2"/>
      <text:p text:style-name="P2">2. **Session ID:**</text:p>
      <text:p text:style-name="P2"><text:s text:c="3"/>- **Action:** After logging in, Laravel generates a unique session ID for Alice's session.</text:p>
      <text:p text:style-name="P2"><text:s text:c="3"/>- **What Happens:** This session ID is stored in a cookie on Alice's browser. For example, the cookie might look something like this:</text:p>
      <text:p text:style-name="P2"/>
      <text:p text:style-name="P2"><text:s text:c="3"/>```</text:p>
      <text:p text:style-name="P2"><text:s text:c="3"/>session_id=abc123xyz; Path=/; HttpOnly; SameSite=Strict</text:p>
      <text:p text:style-name="P2"><text:s text:c="3"/>```</text:p>
      <text:p text:style-name="P2"/>
      <text:p text:style-name="P2">3. **Encryption:**</text:p>
      <text:p text:style-name="P2"><text:s text:c="3"/>- **Action:** The session data (like Alice's user ID and any other information about her session) is encrypted using the `APP_KEY`.</text:p>
      <text:p text:style-name="P2"><text:s text:c="3"/>- **What Happens:** The data is transformed into a secure format. For example, Alice's session data might look like this in the database:</text:p>
      <text:p text:style-name="P2"/>
      <text:p text:style-name="P2"><text:s text:c="3"/>```json</text:p>
      <text:p text:style-name="P2"><text:s text:c="3"/>{</text:p>
      <text:p text:style-name="P2"><text:s text:c="7"/>"user_id": 1,</text:p>
      <text:p text:style-name="P2"><text:s text:c="7"/>"last_activity": "2024-09-27T12:00:00",</text:p>
      <text:p text:style-name="P2"><text:s text:c="7"/>// More encrypted data...</text:p>
      <text:p text:style-name="P2"><text:s text:c="3"/>}</text:p>
      <text:p text:style-name="P2"><text:s text:c="3"/>```</text:p>
      <text:p text:style-name="P2"/>
      <text:p text:style-name="P2"><text:s text:c="3"/>This data is not readable to anyone who doesn’t have the `APP_KEY`.</text:p>
      <text:p text:style-name="P2"/>
      <text:p text:style-name="P2">4. **Verification:**</text:p>
      <text:p text:style-name="P2"><text:s text:c="3"/>- **Action:** Each time Alice clicks a link or performs an action (like viewing her profile), her browser sends the session ID cookie back to the server.</text:p>
      <text:p text:style-name="P2"><text:s text:c="3"/>- **What Happens:** Laravel checks the session ID to see if it's valid and decrypts the session data to verify Alice's identity. If everything checks out, she is allowed to proceed.</text:p>
      <text:p text:style-name="P2"/>
      <text:p text:style-name="P2"><text:soft-page-break/><text:s text:c="3"/>```php</text:p>
      <text:p text:style-name="P2"><text:s text:c="3"/>// Example code in Laravel to verify session</text:p>
      <text:p text:style-name="P2"><text:s text:c="3"/>if (Auth::check()) {</text:p>
      <text:p text:style-name="P2"><text:s text:c="7"/>// The user is authenticated and can access the requested page.</text:p>
      <text:p text:style-name="P2"><text:s text:c="3"/>} else {</text:p>
      <text:p text:style-name="P2"><text:s text:c="7"/>// The user is not authenticated; redirect to login page.</text:p>
      <text:p text:style-name="P2"><text:s text:c="7"/>return redirect()-&gt;route('login');</text:p>
      <text:p text:style-name="P2"><text:s text:c="3"/>}</text:p>
      <text:p text:style-name="P2"><text:s text:c="3"/>```</text:p>
      <text:p text:style-name="P2"/>
      <text:p text:style-name="P2">### Summary of Example</text:p>
      <text:p text:style-name="P2"/>
      <text:p text:style-name="P2">- **Alice** logs in, and Laravel creates a session for her.</text:p>
      <text:p text:style-name="P2">- A **unique session ID** is stored in a cookie on her browser.</text:p>
      <text:p text:style-name="P2">- Her session data is **encrypted** using the `APP_KEY` to protect it.</text:p>
      <text:p text:style-name="P2">- Each time she interacts with the app, Laravel **verifies** her session to ensure she is still logged in.</text:p>
      <text:p text:style-name="P2"/>
      <text:p text:style-name="P2">This process ensures that even if someone tries to access Alice's session data, they won’t be able to read or tamper with it because it’s encrypted and protected by the unique session ID. This keeps her information safe while she uses **MyApp**.</text:p>
      <text:p text:style-name="P2"/>
      <text:p text:style-name="P2"/>
      <text:p text:style-name="P2"/>
      <text:p text:style-name="P2"/>
      <text:p text:style-name="P2"/>
      <text:p text:style-name="P2">When a server checks the session ID, it follows a specific process to ensure the session is valid and belongs to the correct user. Here’s a simplified explanation of how Laravel (or any server-side framework) checks the session ID:</text:p>
      <text:p text:style-name="P2"/>
      <text:p text:style-name="P2">### Step-by-Step Process: How the Server Checks the Session ID</text:p>
      <text:p text:style-name="P2"/>
      <text:p text:style-name="P2">1. **Session Cookie Sent with Request**</text:p>
      <text:p text:style-name="P2"><text:s text:c="3"/>- When a user logs in, the server (Laravel) creates a session and stores the session ID in the user's browser as a cookie.</text:p>
      <text:p text:style-name="P2"><text:s text:c="3"/>- Each time the user performs an action (like clicking a link), their browser automatically sends the session ID cookie back to the server along with the request.</text:p>
      <text:p text:style-name="P2"><text:s text:c="3"/>- Example of a cookie in the browser:</text:p>
      <text:p text:style-name="P2"><text:s text:c="5"/>```</text:p>
      <text:p text:style-name="P2"><text:s text:c="5"/>session_id=abc123xyz; Path=/; HttpOnly; SameSite=Strict</text:p>
      <text:p text:style-name="P2"><text:s text:c="5"/>```</text:p>
      <text:p text:style-name="P2"/>
      <text:p text:style-name="P2">2. **Server Receives the Session ID**</text:p>
      <text:p text:style-name="P2"><text:s text:c="3"/>- When the server receives the request from the user, it extracts the session ID from the cookie. Laravel checks this cookie to see which user’s session is associated with it.</text:p>
      <text:p text:style-name="P2"><text:s text:c="3"/></text:p>
      <text:p text:style-name="P2"><text:s text:c="3"/>In Laravel, this session ID is often stored in the `$_COOKIE` superglobal.</text:p>
      <text:p text:style-name="P2"/>
      <text:p text:style-name="P2"><text:s text:c="3"/>```php</text:p>
      <text:p text:style-name="P2"><text:s text:c="3"/>$sessionId = $_COOKIE['session_id']; <text:s/>// Example of extracting the session ID</text:p>
      <text:p text:style-name="P2"><text:s text:c="3"/>```</text:p>
      <text:p text:style-name="P2"/>
      <text:p text:style-name="P2"><text:soft-page-break/>3. **Look Up Session in Storage**</text:p>
      <text:p text:style-name="P2"><text:s text:c="3"/>- Laravel looks for the session ID in its session storage (which could be a file, a database, or a cache like Redis).</text:p>
      <text:p text:style-name="P2"><text:s text:c="3"/>- It tries to match the session ID from the cookie to a session record in its storage.</text:p>
      <text:p text:style-name="P2"><text:s text:c="3"/></text:p>
      <text:p text:style-name="P2"><text:s text:c="3"/>Example: If the session ID from the cookie is **`abc123xyz`**, Laravel checks if a matching session exists in the session storage:</text:p>
      <text:p text:style-name="P2"><text:s text:c="3"/></text:p>
      <text:p text:style-name="P2"><text:s text:c="3"/>```json</text:p>
      <text:p text:style-name="P2"><text:s text:c="3"/>{</text:p>
      <text:p text:style-name="P2"><text:s text:c="7"/>"session_id": "abc123xyz",</text:p>
      <text:p text:style-name="P2"><text:s text:c="7"/>"user_id": 1,</text:p>
      <text:p text:style-name="P2"><text:s text:c="7"/>"last_activity": "2024-09-27T12:00:00"</text:p>
      <text:p text:style-name="P2"><text:s text:c="3"/>}</text:p>
      <text:p text:style-name="P2"><text:s text:c="3"/>```</text:p>
      <text:p text:style-name="P2"/>
      <text:p text:style-name="P2">4. **Validate the Session**</text:p>
      <text:p text:style-name="P2"><text:s text:c="3"/>- If Laravel finds a matching session in the storage, it checks if the session is still valid:</text:p>
      <text:p text:style-name="P2"><text:s text:c="5"/>- **Is the session still active?** (i.e., it hasn’t expired or been logged out)</text:p>
      <text:p text:style-name="P2"><text:s text:c="5"/>- **Is the session data valid?** (i.e., it hasn’t been tampered with, and the data matches what’s expected)</text:p>
      <text:p text:style-name="P2"><text:s text:c="3"/>- Laravel uses the `APP_KEY` to decrypt and verify that the session data hasn’t been altered.</text:p>
      <text:p text:style-name="P2"/>
      <text:p text:style-name="P2"><text:s text:c="3"/>Example of decrypting and verifying the session data:</text:p>
      <text:p text:style-name="P2"><text:s text:c="3"/></text:p>
      <text:p text:style-name="P2"><text:s text:c="3"/>```php</text:p>
      <text:p text:style-name="P2"><text:s text:c="3"/>if ($sessionId == 'abc123xyz' &amp;&amp; session data is valid) {</text:p>
      <text:p text:style-name="P2"><text:s text:c="7"/>// User is logged in</text:p>
      <text:p text:style-name="P2"><text:s text:c="7"/>Auth::loginUsingId($user_id); <text:s/>// Log the user back in using their session</text:p>
      <text:p text:style-name="P2"><text:s text:c="3"/>} else {</text:p>
      <text:p text:style-name="P2"><text:s text:c="7"/>// Session invalid, require login again</text:p>
      <text:p text:style-name="P2"><text:s text:c="7"/>return redirect('login');</text:p>
      <text:p text:style-name="P2"><text:s text:c="3"/>}</text:p>
      <text:p text:style-name="P2"><text:s text:c="3"/>```</text:p>
      <text:p text:style-name="P2"/>
      <text:p text:style-name="P2">5. **User is Authenticated or Redirected**</text:p>
      <text:p text:style-name="P2"><text:s text:c="3"/>- If the session is valid and hasn’t expired, the server knows which user the session belongs to (using the stored `user_id`), and the user is allowed to access the requested page.</text:p>
      <text:p text:style-name="P2"><text:s text:c="3"/>- If the session ID is invalid (e.g., tampered or expired), the user is redirected to the login page.</text:p>
      <text:p text:style-name="P2"/>
      <text:p text:style-name="P2">### Example in Action</text:p>
      <text:p text:style-name="P2"/>
      <text:p text:style-name="P2">- **Step 1:** Alice logs in, and her browser receives a session ID (`abc123xyz`).</text:p>
      <text:p text:style-name="P2">- **Step 2:** She clicks a link on the website, sending a request to the server along with her session cookie.</text:p>
      <text:p text:style-name="P2">- **Step 3:** The server extracts the session ID from her cookie (`abc123xyz`) and checks its storage (like a database) for a matching session.</text:p>
      <text:p text:style-name="P2">- **Step 4:** Laravel decrypts and verifies the session data, ensuring Alice is still logged in.</text:p>
      <text:p text:style-name="P2">- **Step 5:** If everything matches, Alice is allowed to continue browsing. If the session doesn’t match or has expired, she is logged out and redirected to the login page.</text:p>
      <text:p text:style-name="P2"/>
      <text:p text:style-name="P2">### Summary</text:p>
      <text:p text:style-name="P2"><text:soft-page-break/></text:p>
      <text:p text:style-name="P2">The server checks the session ID by:</text:p>
      <text:p text:style-name="P2">1. Receiving the session cookie from the user's browser.</text:p>
      <text:p text:style-name="P2">2. Looking up the session ID in its storage (file, database, or cache).</text:p>
      <text:p text:style-name="P2">3. Validating the session using encryption and checking if it's still active.</text:p>
      <text:p text:style-name="P2">4. Authenticating the user if everything matches, or logging them out if the session is invalid.</text:p>
      <text:p text:style-name="P2"/>
      <text:p text:style-name="P2">This process ensures that only valid, active sessions can access protected areas of the website.</text:p>
      <text:p text:style-name="P2"/>
      <text:p text:style-name="P2"/>
      <text:p text:style-name="P2"/>
      <text:p text:style-name="P2">---------------------------------------------------------------------------------------------------------------------</text:p>
      <text:p text:style-name="P2"/>
      <text:p text:style-name="P2"/>
      <text:p text:style-name="P2"/>
      <text:p text:style-name="P6"><text:span text:style-name="T2">APP_LOCALE</text:span>=ar</text:p>
      <text:p text:style-name="P6"><text:span text:style-name="T2">APP_FALLBACK_LOCALE</text:span>=en</text:p>
      <text:p text:style-name="P6"><text:span text:style-name="T2">APP_FAKER_LOCALE</text:span>=en_US</text:p>
      <text:p text:style-name="P8"/>
      <text:p text:style-name="P11"/>
      <text:p text:style-name="P11"/>
      <text:p text:style-name="P11"/>
      <text:p text:style-name="P11"/>
      <text:p text:style-name="P11">Sure! Let me break this down in easy words:</text:p>
      <text:p text:style-name="P11"/>
      <text:p text:style-name="P11">### `APP_LOCALE=ar`</text:p>
      <text:p text:style-name="P11"/>
      <text:p text:style-name="P11">- **What it does:** This setting tells Laravel which language to use in the application by default.</text:p>
      <text:p text:style-name="P11">- **Example:** `ar` stands for **Arabic**, so if your app is set to **`APP_LOCALE=ar`**, it will display text (like buttons, messages, etc.) in Arabic.</text:p>
      <text:p text:style-name="P11"><text:s text:c="2"/></text:p>
      <text:p text:style-name="P11">### `APP_FALLBACK_LOCALE=en`</text:p>
      <text:p text:style-name="P11"/>
      <text:p text:style-name="P11">- **What it does:** If Laravel cannot find translations in the main language (in this case, Arabic), it will "fall back" to this language.</text:p>
      <text:p text:style-name="P11">- **Example:** If some text isn’t available in Arabic, the app will use English instead (`en` stands for **English**). This makes sure your app always has something to display, even if the translation is missing.</text:p>
      <text:p text:style-name="P11"/>
      <text:p text:style-name="P11">### `APP_FAKER_LOCALE=en_US`</text:p>
      <text:p text:style-name="P11"/>
      <text:p text:style-name="P11">- **What it does:** This controls the language used by **Faker**, a tool Laravel uses to generate fake data (like names, addresses, etc.) for testing.</text:p>
      <text:p text:style-name="P11">- **Example:** `en_US` means that when you’re testing your app, Faker will generate English (United States) data like **John Doe** or **123 Main St, New York**. If you changed it to `ar_SA` (for Saudi Arabia), it would generate fake data in Arabic.</text:p>
      <text:p text:style-name="P11"/>
      <text:p text:style-name="P11">### Summary in Simple Terms:</text:p>
      <text:p text:style-name="P11">- **APP_LOCALE=ar:** Default language is Arabic.</text:p>
      <text:p text:style-name="P11">- **APP_FALLBACK_LOCALE=en:** If Arabic isn't available, switch to English.</text:p>
      <text:p text:style-name="P11"><text:soft-page-break/>- **APP_FAKER_LOCALE=en_US:** Faker will generate fake data in US English (for testing purposes).</text:p>
      <text:p text:style-name="P11"/>
      <text:p text:style-name="P11">-------------------------------------------------------------------------------------------------------------------</text:p>
      <text:p text:style-name="P9"/>
      <text:p text:style-name="P7"><text:span text:style-name="T2">APP_MAINTENANCE_DRIVER</text:span>=file</text:p>
      <text:p text:style-name="P10"># APP_MAINTENANCE_STORE=database</text:p>
      <text:p text:style-name="P11"/>
      <text:p text:style-name="P11"/>
      <text:p text:style-name="P11">Sure! Let’s go through the explanation again, with alternatives.</text:p>
      <text:p text:style-name="P11"/>
      <text:p text:style-name="P11">### `APP_MAINTENANCE_DRIVER=file`</text:p>
      <text:p text:style-name="P11"/>
      <text:p text:style-name="P11">- **What it does:** This setting tells Laravel to store maintenance mode status in a **file** on the server. This is the default and simplest method.</text:p>
      <text:p text:style-name="P11">- **Why use it:** It's fast and works well for most small to medium applications.</text:p>
      <text:p text:style-name="P11"><text:s text:c="2"/></text:p>
      <text:p text:style-name="P11">- **Alternative:**</text:p>
      <text:p text:style-name="P11"><text:s text:c="2"/>- **`APP_MAINTENANCE_DRIVER=database`**: Instead of storing the maintenance status in a file, you can store it in a **database**. This is helpful for larger applications, especially when you have multiple servers that need to share the maintenance status.</text:p>
      <text:p text:style-name="P11"/>
      <text:p text:style-name="P11"><text:s text:c="2"/>```ini</text:p>
      <text:p text:style-name="P11"><text:s text:c="2"/>APP_MAINTENANCE_DRIVER=database</text:p>
      <text:p text:style-name="P11"><text:s text:c="2"/>```</text:p>
      <text:p text:style-name="P11"/>
      <text:p text:style-name="P11"><text:s text:c="2"/>- **Other alternatives**: In some cases, you might use custom drivers (e.g., Redis or a custom cache) depending on your app’s needs. You would write a custom driver if necessary.</text:p>
      <text:p text:style-name="P11"/>
      <text:p text:style-name="P11">### `# APP_MAINTENANCE_STORE=database`</text:p>
      <text:p text:style-name="P11"/>
      <text:p text:style-name="P11">- **What it does:** This line is commented out (inactive). If enabled, it would tell Laravel to store maintenance mode in the **database**.</text:p>
      <text:p text:style-name="P11">- **Why use it:** Storing the maintenance status in a **database** is useful if you're running a large application with multiple servers, because it ensures that all servers know if the app is in maintenance mode.</text:p>
      <text:p text:style-name="P11"/>
      <text:p text:style-name="P11">- **Alternative:**</text:p>
      <text:p text:style-name="P11"><text:s text:c="2"/>- **`APP_MAINTENANCE_STORE=file`**: This is the default option and stores maintenance mode in a file, which is quicker and simpler for smaller applications.</text:p>
      <text:p text:style-name="P11"><text:s text:c="2"/></text:p>
      <text:p text:style-name="P11"><text:s text:c="4"/>```ini</text:p>
      <text:p text:style-name="P11"><text:s text:c="4"/>APP_MAINTENANCE_STORE=file</text:p>
      <text:p text:style-name="P11"><text:s text:c="4"/>```</text:p>
      <text:p text:style-name="P11"/>
      <text:p text:style-name="P11"><text:s text:c="2"/>- **Other alternatives**: You could configure it to store in different places (like a Redis cache, custom store, etc.), but this would involve more advanced customization.</text:p>
      <text:p text:style-name="P11"/>
      <text:p text:style-name="P11">### Summary with Alternatives:</text:p>
      <text:p text:style-name="P11"/>
      <text:p text:style-name="P11">- **APP_MAINTENANCE_DRIVER=file**: Stores maintenance mode in a file. <text:s/></text:p>
      <text:p text:style-name="P11"><text:soft-page-break/><text:s text:c="2"/>- **Alternative:** `APP_MAINTENANCE_DRIVER=database` for storing it in a database, or even other custom solutions like Redis.</text:p>
      <text:p text:style-name="P11"><text:s text:c="2"/></text:p>
      <text:p text:style-name="P11">- **`APP_MAINTENANCE_STORE=database` (commented)**: If uncommented, this would store maintenance status in the database. <text:s/></text:p>
      <text:p text:style-name="P11">- **Alternative:** `APP_MAINTENANCE_STORE=file` (which is simpler and the default), or other advanced storage solutions like Redis.</text:p>
      <text:p text:style-name="P11"/>
      <text:p text:style-name="P11"/>
      <text:p text:style-name="P12">------------------------------------------------------------------------------------------------------------------------</text:p>
      <text:p text:style-name="P12"/>
      <text:p text:style-name="P12"/>
      <text:p text:style-name="P12"/>
      <text:p text:style-name="P3">Sure! Let's go through them in even simpler words.</text:p>
      <text:p text:style-name="P3"/>
      <text:p text:style-name="P3">---</text:p>
      <text:p text:style-name="P3"/>
      <text:p text:style-name="P3">### 1. **`BCRYPT_ROUNDS=12`**</text:p>
      <text:p text:style-name="P3"/>
      <text:p text:style-name="P3">- **What it does:** This controls how strong the password encryption is when users create passwords.</text:p>
      <text:p text:style-name="P3">- **Why we use it:** It makes passwords harder to crack. The number "12" means it will be secure but still fast enough for the app to work smoothly.</text:p>
      <text:p text:style-name="P3"><text:s text:c="2"/></text:p>
      <text:p text:style-name="P3">- **Alternative:** </text:p>
      <text:p text:style-name="P3"><text:s text:c="2"/>- You can use a smaller number like `BCRYPT_ROUNDS=10` to make it faster, but it will be less secure.</text:p>
      <text:p text:style-name="P3"><text:s text:c="2"/>- Or you can use a bigger number like `BCRYPT_ROUNDS=14` to make it more secure, but it will take more time to process.</text:p>
      <text:p text:style-name="P3"/>
      <text:p text:style-name="P3">---</text:p>
      <text:p text:style-name="P3"/>
      <text:p text:style-name="P3">### 2. **`LOG_CHANNEL=stack`**</text:p>
      <text:p text:style-name="P3"/>
      <text:p text:style-name="P3">- **What it does:** This decides where Laravel saves error messages or information about what the app is doing. `stack` means it uses **multiple places** to save logs.</text:p>
      <text:p text:style-name="P3">- **Why we use it:** So we can log errors or information in more than one place (like a file and a third-party service).</text:p>
      <text:p text:style-name="P3"/>
      <text:p text:style-name="P3">- **Alternative:** </text:p>
      <text:p text:style-name="P3"><text:s text:c="2"/>- **`LOG_CHANNEL=single`** will save all the logs in **one file**.</text:p>
      <text:p text:style-name="P3"><text:s text:c="2"/>- **`LOG_CHANNEL=daily`** will create a **new log file every day**.</text:p>
      <text:p text:style-name="P3"/>
      <text:p text:style-name="P3">---</text:p>
      <text:p text:style-name="P3"/>
      <text:p text:style-name="P3">### 3. **`LOG_STACK=single`**</text:p>
      <text:p text:style-name="P3"/>
      <text:p text:style-name="P3">- **What it does:** This tells Laravel that the "stack" (the combination of places to save logs) should only use **one log file**.</text:p>
      <text:p text:style-name="P3">- **Why we use it:** It's simple and all logs go into one place.</text:p>
      <text:p text:style-name="P3"/>
      <text:p text:style-name="P3">- **Alternative:** </text:p>
      <text:p text:style-name="P3"><text:soft-page-break/><text:s text:c="2"/>- You can add more options, like logging to both a file and something like Slack. For example: `LOG_STACK=daily,slack` means it will log in daily files and also send messages to Slack.</text:p>
      <text:p text:style-name="P3"/>
      <text:p text:style-name="P3">---</text:p>
      <text:p text:style-name="P3"/>
      <text:p text:style-name="P3">### 4. **`LOG_DEPRECATIONS_CHANNEL=null`**</text:p>
      <text:p text:style-name="P3"/>
      <text:p text:style-name="P3">- **What it does:** This setting tells Laravel **not to log** any warnings about old features that are being phased out (deprecated features).</text:p>
      <text:p text:style-name="P3">- **Why we use it:** It keeps the logs clean and free from unnecessary warnings.</text:p>
      <text:p text:style-name="P3"/>
      <text:p text:style-name="P3">- **Alternative:** </text:p>
      <text:p text:style-name="P3"><text:s text:c="2"/>- You could use `LOG_DEPRECATIONS_CHANNEL=daily` if you want to **track old feature warnings** and save them in a daily log file.</text:p>
      <text:p text:style-name="P3"><text:s text:c="2"/>- `LOG_DEPRECATIONS_CHANNEL=single` will save these warnings in a **single log file**.</text:p>
      <text:p text:style-name="P3"/>
      <text:p text:style-name="P3">---</text:p>
      <text:p text:style-name="P3"/>
      <text:p text:style-name="P3">### 5. **`LOG_LEVEL=debug`**</text:p>
      <text:p text:style-name="P3"/>
      <text:p text:style-name="P3">- **What it does:** This decides **how much detail** Laravel should include in the logs. `debug` is the most detailed level, which logs **everything** (small details and big problems).</text:p>
      <text:p text:style-name="P3">- **Why we use it:** It's helpful during development to catch even the smallest issues.</text:p>
      <text:p text:style-name="P3"/>
      <text:p text:style-name="P3">- **Alternative:** </text:p>
      <text:p text:style-name="P3"><text:s text:c="2"/>- You can set it to `LOG_LEVEL=info` if you only want **important information** logged.</text:p>
      <text:p text:style-name="P3"><text:s text:c="2"/>- You can set it to `LOG_LEVEL=error` if you only want **serious problems** to be logged.</text:p>
      <text:p text:style-name="P3"/>
      <text:p text:style-name="P3">---</text:p>
      <text:p text:style-name="P3"/>
      <text:p text:style-name="P3">### Summary in Easy Words:</text:p>
      <text:p text:style-name="P3"/>
      <text:p text:style-name="P3">- **`BCRYPT_ROUNDS=12`:** Controls how strong password encryption is. More rounds = more security but slower.</text:p>
      <text:p text:style-name="P3"><text:s text:c="2"/></text:p>
      <text:p text:style-name="P3">- **`LOG_CHANNEL=stack`:** Saves logs in multiple places. You can choose alternatives like `single` (one log file) or `daily` (new log file each day).</text:p>
      <text:p text:style-name="P3"/>
      <text:p text:style-name="P3">- **`LOG_STACK=single`:** Tells Laravel to use one log file. You can also combine it with others like Slack.</text:p>
      <text:p text:style-name="P3"/>
      <text:p text:style-name="P3">- **`LOG_DEPRECATIONS_CHANNEL=null`:** Ignores warnings about old features. You can save them to a file if needed.</text:p>
      <text:p text:style-name="P3"/>
      <text:p text:style-name="P3">- **`LOG_LEVEL=debug`:** Logs everything. You can change it to `info` or `error` if you only want important or serious things logged.</text:p>
      <text:p text:style-name="P3"/>
      <text:p text:style-name="P3">Let me know if this clears things up!</text:p>
      <text:p text:style-name="P3"/>
      <text:p text:style-name="P3"/>
      <text:p text:style-name="P3"/>
      <text:p text:style-name="P3"/>
      <text:p text:style-name="P3"><text:soft-page-break/></text:p>
      <text:p text:style-name="P3">You're right to notice the potential confusion between `LOG_CHANNEL=stack` and `LOG_STACK=single`. They are related but have different roles. Here's a simple explanation to clear things up:</text:p>
      <text:p text:style-name="P3"/>
      <text:p text:style-name="P3">---</text:p>
      <text:p text:style-name="P3"/>
      <text:p text:style-name="P3">### 1. **`LOG_CHANNEL=stack`**</text:p>
      <text:p text:style-name="P3"/>
      <text:p text:style-name="P3">- **What it does:** This tells Laravel to use **multiple logging channels**. It means Laravel will log information in **more than one place** (like a file, Slack, or a database).</text:p>
      <text:p text:style-name="P3"><text:s text:c="2"/></text:p>
      <text:p text:style-name="P3">- **In Simple Words:** **"stack"** is like saying, "Let's log information in several places, not just one."</text:p>
      <text:p text:style-name="P3"/>
      <text:p text:style-name="P3">- **Example:**</text:p>
      <text:p text:style-name="P3"><text:s text:c="2"/>- You can log to both a file and an external service like Slack at the same time.</text:p>
      <text:p text:style-name="P3"/>
      <text:p text:style-name="P3">---</text:p>
      <text:p text:style-name="P3"/>
      <text:p text:style-name="P3">### 2. **`LOG_STACK=single`**</text:p>
      <text:p text:style-name="P3"/>
      <text:p text:style-name="P3">- **What it does:** This tells Laravel that when using the **stack** (from `LOG_CHANNEL=stack`), it should only use **one place** for logging. In this case, `single` means log everything to **one file**.</text:p>
      <text:p text:style-name="P3"/>
      <text:p text:style-name="P3">- **In Simple Words:** **"single"** means that even though you're using a stack, it will only save logs to **one file**.</text:p>
      <text:p text:style-name="P3"/>
      <text:p text:style-name="P3">- **Example:**</text:p>
      <text:p text:style-name="P3"><text:s text:c="2"/>- If you have `LOG_CHANNEL=stack` but only want to log to a single file, you set `LOG_STACK=single`.</text:p>
      <text:p text:style-name="P3"/>
      <text:p text:style-name="P3">---</text:p>
      <text:p text:style-name="P3"/>
      <text:p text:style-name="P3">### Difference Between Them:</text:p>
      <text:p text:style-name="P3"/>
      <text:p text:style-name="P3">- **`LOG_CHANNEL=stack`:** Says "log in multiple places" (a combination of log channels).</text:p>
      <text:p text:style-name="P3"><text:s text:c="2"/></text:p>
      <text:p text:style-name="P3">- **`LOG_STACK=single`:** Despite using the stack, you're saying "only log in one place" (to a single file).</text:p>
      <text:p text:style-name="P3"/>
      <text:p text:style-name="P3">In short:</text:p>
      <text:p text:style-name="P3">- **`LOG_CHANNEL=stack`** enables multiple loggers.</text:p>
      <text:p text:style-name="P3">- **`LOG_STACK=single`** limits the stack to only log in **one place** (single file).</text:p>
      <text:p text:style-name="P3"/>
      <text:p text:style-name="P3">Let me know if you need more clarification!</text:p>
      <text:p text:style-name="P3"/>
      <text:p text:style-name="P3"/>
      <text:p text:style-name="P3"/>
      <text:p text:style-name="P3"/>
      <text:p text:style-name="P3"/>
      <text:p text:style-name="P3"><text:soft-page-break/></text:p>
      <text:p text:style-name="P4">Mtlb ky if we are usinh log_channel = stack tu logs means error msg multiple places mei save hoo gy like file, database or anythird party like slack or hum multiple places sy log kr sakhty hai har channel mei log save hoo gy<text:line-break/><text:line-break/>jab mei log_stack = single kro gi tu logs tu multiple channels mei save hoo rhy hai but mei logs hamasha ak hi file sy dekho gi <text:line-break/><text:line-break/>am I right?</text:p>
      <text:p text:style-name="P4"/>
      <text:p text:style-name="P4"/>
      <text:p text:style-name="P4"/>
      <text:p text:style-name="P4">Exactly! You've got it right!</text:p>
      <text:p text:style-name="P4"/>
      <text:p text:style-name="P4">Let me summarize:</text:p>
      <text:p text:style-name="P4"/>
      <text:p text:style-name="P4">- **`LOG_CHANNEL=stack`:** This means **logs will be saved in multiple places**, like a file, a database, and a third party (e.g., Slack) at the same time. You're telling Laravel to use **multiple logging channels**.</text:p>
      <text:p text:style-name="P4"><text:s text:c="2"/></text:p>
      <text:p text:style-name="P4">- **`LOG_STACK=single`:** Even though logs are being sent to multiple channels (like file, database, Slack), this tells Laravel to **log everything in just one file**. So, you're right — **you will only check one file for all the logs**, even though they're being sent to different places behind the scenes.</text:p>
      <text:p text:style-name="P4"/>
      <text:p text:style-name="P4">In simple terms:</text:p>
      <text:p text:style-name="P4">- **`LOG_CHANNEL=stack`:** Logs go to multiple places.</text:p>
      <text:p text:style-name="P4">- **`LOG_STACK=single`:** You **only check one log file**, even though logs are going to multiple places.</text:p>
      <text:p text:style-name="P4"/>
      <text:p text:style-name="P4">Great understanding!</text:p>
      <text:p text:style-name="P4"/>
      <text:p text:style-name="P4"/>
      <text:p text:style-name="P4"/>
      <text:p text:style-name="P4">----------------------------------------------------------------------------------------------------------------</text:p>
      <text:p text:style-name="P4"/>
      <text:p text:style-name="P4"/>
      <text:p text:style-name="P4"/>
      <text:p text:style-name="P4"/>
      <text:p text:style-name="P4">Let’s go through these database settings one by one and explain them in simple terms:</text:p>
      <text:p text:style-name="P4"/>
      <text:p text:style-name="P4">---</text:p>
      <text:p text:style-name="P4"/>
      <text:p text:style-name="P4">### 1. **`DB_CONNECTION=mysql`**</text:p>
      <text:p text:style-name="P4"/>
      <text:p text:style-name="P4">- **What it does:** This tells Laravel which type of database you're using. In this case, it’s MySQL.</text:p>
      <text:p text:style-name="P4"><text:s text:c="2"/></text:p>
      <text:p text:style-name="P4">- **Why we use it:** Laravel supports different databases like MySQL, PostgreSQL, and SQLite. This line specifies which one you're using.</text:p>
      <text:p text:style-name="P4"/>
      <text:p text:style-name="P4">- **Alternatives:**</text:p>
      <text:p text:style-name="P4"><text:soft-page-break/><text:s text:c="2"/>- **`DB_CONNECTION=pgsql`** for PostgreSQL.</text:p>
      <text:p text:style-name="P4"><text:s text:c="2"/>- **`DB_CONNECTION=sqlite`** for SQLite.</text:p>
      <text:p text:style-name="P4"/>
      <text:p text:style-name="P4">---</text:p>
      <text:p text:style-name="P4"/>
      <text:p text:style-name="P4">### 2. **`DB_HOST=127.0.0.1`**</text:p>
      <text:p text:style-name="P4"/>
      <text:p text:style-name="P4">- **What it does:** This tells Laravel where your database server is located. `127.0.0.1` refers to **localhost**, meaning the database is on the same computer as the Laravel app.</text:p>
      <text:p text:style-name="P4"/>
      <text:p text:style-name="P4">- **Why we use it:** When the database is on the same machine as your app, `127.0.0.1` is used. If your database is on a different server, you would put that server's IP address here.</text:p>
      <text:p text:style-name="P4"/>
      <text:p text:style-name="P4">- **Alternatives:**</text:p>
      <text:p text:style-name="P4"><text:s text:c="2"/>- If the database is hosted on a different server, you would use the server’s IP or domain name (e.g., `DB_HOST=192.168.1.10`).</text:p>
      <text:p text:style-name="P4"/>
      <text:p text:style-name="P4">---</text:p>
      <text:p text:style-name="P4"/>
      <text:p text:style-name="P4">### 3. **`DB_PORT=3306`**</text:p>
      <text:p text:style-name="P4"/>
      <text:p text:style-name="P4">- **What it does:** This specifies the **port number** on which the MySQL database is running. By default, MySQL uses **port 3306**.</text:p>
      <text:p text:style-name="P4"/>
      <text:p text:style-name="P4">- **Why we use it:** This tells Laravel which port to use to connect to MySQL. The default MySQL port is 3306, but you might change it if your MySQL is set up differently.</text:p>
      <text:p text:style-name="P4"/>
      <text:p text:style-name="P4">- **Alternatives:**</text:p>
      <text:p text:style-name="P4"><text:s text:c="2"/>- If your MySQL server uses a different port, you would specify it here (e.g., `DB_PORT=3307`).</text:p>
      <text:p text:style-name="P4"/>
      <text:p text:style-name="P4">---</text:p>
      <text:p text:style-name="P4"/>
      <text:p text:style-name="P4">### 4. **`DB_DATABASE=authentication`**</text:p>
      <text:p text:style-name="P4"/>
      <text:p text:style-name="P4">- **What it does:** This specifies the **name of the database** you want to connect to. In this case, it’s a database called **"authentication"**.</text:p>
      <text:p text:style-name="P4"/>
      <text:p text:style-name="P4">- **Why we use it:** Laravel needs to know which specific database to work with. </text:p>
      <text:p text:style-name="P4"/>
      <text:p text:style-name="P4">- **Alternatives:**</text:p>
      <text:p text:style-name="P4"><text:s text:c="2"/>- You could change this to any other database you have, like `DB_DATABASE=my_app`.</text:p>
      <text:p text:style-name="P4"/>
      <text:p text:style-name="P4">---</text:p>
      <text:p text:style-name="P4"/>
      <text:p text:style-name="P4">### 5. **`DB_USERNAME=alisha`**</text:p>
      <text:p text:style-name="P4"/>
      <text:p text:style-name="P4">- **What it does:** This is the **username** Laravel will use to log in to the database.</text:p>
      <text:p text:style-name="P4"/>
      <text:p text:style-name="P4">- **Why we use it:** The database requires a username for security, so Laravel uses this to authenticate.</text:p>
      <text:p text:style-name="P4"/>
      <text:p text:style-name="P4">- **Alternatives:**</text:p>
      <text:p text:style-name="P4"><text:soft-page-break/><text:s text:c="2"/>- If your database username is different, like `DB_USERNAME=root` or `DB_USERNAME=admin`, you would change it here.</text:p>
      <text:p text:style-name="P4"/>
      <text:p text:style-name="P4">---</text:p>
      <text:p text:style-name="P4"/>
      <text:p text:style-name="P4">### 6. **`DB_PASSWORD=123456`**</text:p>
      <text:p text:style-name="P4"/>
      <text:p text:style-name="P4">- **What it does:** This is the **password** for the database user (**"alisha"** in this case).</text:p>
      <text:p text:style-name="P4"/>
      <text:p text:style-name="P4">- **Why we use it:** Just like the username, the database needs a password for security.</text:p>
      <text:p text:style-name="P4"/>
      <text:p text:style-name="P4">- **Alternatives:**</text:p>
      <text:p text:style-name="P4"><text:s text:c="2"/>- Use the correct password for the user you set up in your database. For example, it could be `DB_PASSWORD=my_secure_password`.</text:p>
      <text:p text:style-name="P4"/>
      <text:p text:style-name="P4">---</text:p>
      <text:p text:style-name="P4"/>
      <text:p text:style-name="P4">### Summary in Easy Words:</text:p>
      <text:p text:style-name="P4"/>
      <text:p text:style-name="P4">- **`DB_CONNECTION=mysql`:** You are using a **MySQL** database.</text:p>
      <text:p text:style-name="P4">- **`DB_HOST=127.0.0.1`:** The database is on the **same machine** as your Laravel app (localhost).</text:p>
      <text:p text:style-name="P4">- **`DB_PORT=3306`:** The **port** MySQL uses. 3306 is the **default port**.</text:p>
      <text:p text:style-name="P4">- **`DB_DATABASE=authentication`:** The **name of the database** you're connecting to is **"authentication"**.</text:p>
      <text:p text:style-name="P4">- **`DB_USERNAME=alisha`:** The **username** for accessing the database is **"alisha"**.</text:p>
      <text:p text:style-name="P4">- **`DB_PASSWORD=123456`:** The **password** for the user **"alisha"** is **"123456"**.</text:p>
      <text:p text:style-name="P4"/>
      <text:p text:style-name="P4">Let me know if this makes sense!</text:p>
      <text:p text:style-name="P4"/>
      <text:p text:style-name="P4"/>
      <text:p text:style-name="P4"/>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Let’s go through these session-related settings one by one in simple terms.</text:p>
      <text:p text:style-name="P4"/>
      <text:p text:style-name="P4">---</text:p>
      <text:p text:style-name="P4"/>
      <text:p text:style-name="P4">### 1. **`SESSION_DRIVER=database`**</text:p>
      <text:p text:style-name="P4"/>
      <text:p text:style-name="P4">- **What it does:** This tells Laravel to store session data in the **database**.</text:p>
      <text:p text:style-name="P4"><text:s text:c="2"/></text:p>
      <text:p text:style-name="P4">- **Why we use it:** Sessions are used to store information about users (like login status). By storing session data in the database, you can share sessions across multiple servers, which is useful for larger applications or when scaling your app.</text:p>
      <text:p text:style-name="P4"/>
      <text:p text:style-name="P4">- **Alternatives:**</text:p>
      <text:p text:style-name="P4"><text:s text:c="2"/>- **`SESSION_DRIVER=file`**: Stores session data in files on the server.</text:p>
      <text:p text:style-name="P4"><text:s text:c="2"/>- **`SESSION_DRIVER=redis`**: Stores session data in a Redis server (fast in-memory storage).</text:p>
      <text:p text:style-name="P4"><text:s text:c="2"/>- **`SESSION_DRIVER=cookie`**: Stores session data in browser cookies.</text:p>
      <text:p text:style-name="P4"/>
      <text:p text:style-name="P4">---</text:p>
      <text:p text:style-name="P4"/>
      <text:p text:style-name="P4">### 2. **`SESSION_LIFETIME=120`**</text:p>
      <text:p text:style-name="P4"/>
      <text:p text:style-name="P4">- **What it does:** This sets how long a session will last (in minutes) before it expires. Here, **120 minutes** means a session will last for **2 hours**.</text:p>
      <text:p text:style-name="P4"/>
      <text:p text:style-name="P4">- **Why we use it:** This controls how long users can stay logged in or continue their session without being logged out.</text:p>
      <text:p text:style-name="P4"/>
      <text:p text:style-name="P4">- **Alternatives:**</text:p>
      <text:p text:style-name="P4"><text:s text:c="2"/>- You can change the number based on how long you want the session to last. For example:</text:p>
      <text:p text:style-name="P4"><text:s text:c="4"/>- **`SESSION_LIFETIME=30`** (for 30 minutes).</text:p>
      <text:p text:style-name="P4"><text:s text:c="4"/>- **`SESSION_LIFETIME=480`** (for 8 hours).</text:p>
      <text:p text:style-name="P4"/>
      <text:p text:style-name="P4">---</text:p>
      <text:p text:style-name="P4"/>
      <text:p text:style-name="P4">### 3. **`SESSION_ENCRYPT=false`**</text:p>
      <text:p text:style-name="P4"/>
      <text:p text:style-name="P4">- **What it does:** This setting tells Laravel **whether to encrypt** session data or not. When it's set to `false`, session data is **not encrypted**.</text:p>
      <text:p text:style-name="P4"/>
      <text:p text:style-name="P4">- **Why we use it:** If session encryption is not required, you can set it to `false` for performance reasons (encryption can slow things down).</text:p>
      <text:p text:style-name="P4"/>
      <text:p text:style-name="P4">- **Alternatives:**</text:p>
      <text:p text:style-name="P4"><text:s text:c="2"/>- **`SESSION_ENCRYPT=true`**: Encrypts session data, making it more secure. Use this if you want to add an extra layer of protection for session information.</text:p>
      <text:p text:style-name="P4"/>
      <text:p text:style-name="P4">---</text:p>
      <text:p text:style-name="P4"/>
      <text:p text:style-name="P4">### 4. **`SESSION_PATH=/`**</text:p>
      <text:p text:style-name="P4"/>
      <text:p text:style-name="P4"><text:soft-page-break/>- **What it does:** This specifies the **path** for the session cookie. The `/` means the cookie will be available throughout your entire application.</text:p>
      <text:p text:style-name="P4"/>
      <text:p text:style-name="P4">- **Why we use it:** This makes sure the session cookie is valid for the entire website, not just certain pages.</text:p>
      <text:p text:style-name="P4"/>
      <text:p text:style-name="P4">- **Alternatives:**</text:p>
      <text:p text:style-name="P4"><text:s text:c="2"/>- You can restrict the path if needed. For example, if you only want sessions to be active in a specific part of the app, you could set:</text:p>
      <text:p text:style-name="P4"><text:s text:c="4"/>- **`SESSION_PATH=/admin`**: The session will only be active in the `/admin` section of your app.</text:p>
      <text:p text:style-name="P4"/>
      <text:p text:style-name="P4">---</text:p>
      <text:p text:style-name="P4"/>
      <text:p text:style-name="P4">### 5. **`SESSION_DOMAIN=null`**</text:p>
      <text:p text:style-name="P4"/>
      <text:p text:style-name="P4">- **What it does:** This setting tells Laravel which **domain** the session cookie is valid for. If it's `null`, it means the session cookie is valid for the current domain.</text:p>
      <text:p text:style-name="P4"/>
      <text:p text:style-name="P4">- **Why we use it:** In most cases, the default domain (current domain) is fine, so `null` is used.</text:p>
      <text:p text:style-name="P4"/>
      <text:p text:style-name="P4">- **Alternatives:**</text:p>
      <text:p text:style-name="P4"><text:s text:c="2"/>- You can specify a domain if you want the session to be valid across multiple subdomains. For example:</text:p>
      <text:p text:style-name="P4"><text:s text:c="4"/>- **`SESSION_DOMAIN=example.com`**: The session will be valid for all subdomains of `example.com` (like `app.example.com` or `admin.example.com`).</text:p>
      <text:p text:style-name="P4"/>
      <text:p text:style-name="P4">---</text:p>
      <text:p text:style-name="P4"/>
      <text:p text:style-name="P4">### Summary in Simple Words:</text:p>
      <text:p text:style-name="P4"/>
      <text:p text:style-name="P4">- **`SESSION_DRIVER=database`:** Session data is stored in the **database**, making it easier to manage across multiple servers.</text:p>
      <text:p text:style-name="P4"><text:s text:c="2"/></text:p>
      <text:p text:style-name="P4">- **`SESSION_LIFETIME=120`:** Sessions will expire after **2 hours** (120 minutes). You can change this to any duration you like.</text:p>
      <text:p text:style-name="P4"/>
      <text:p text:style-name="P4">- **`SESSION_ENCRYPT=false`:** Session data is **not encrypted**. If you want more security, you can set it to `true`.</text:p>
      <text:p text:style-name="P4"/>
      <text:p text:style-name="P4">- **`SESSION_PATH=/`:** The session cookie works for the **entire website**.</text:p>
      <text:p text:style-name="P4"/>
      <text:p text:style-name="P4">- **`SESSION_DOMAIN=null`:** The session is valid for the **current domain**. You can set it for specific domains if needed.</text:p>
      <text:p text:style-name="P4"/>
      <text:p text:style-name="P4">Let me know if this makes sense!</text:p>
      <text:p text:style-name="P4"/>
      <text:p text:style-name="P4"/>
      <text:p text:style-name="P4"/>
      <text:p text:style-name="P4"/>
      <text:p text:style-name="P4"/>
      <text:p text:style-name="P4"/>
      <text:p text:style-name="P4"><text:soft-page-break/></text:p>
      <text:p text:style-name="P5">-----------------------------------------------------------------------------------------------------------------</text:p>
      <text:p text:style-name="P5"/>
      <text:p text:style-name="P5"/>
      <text:p text:style-name="P5"/>
      <text:p text:style-name="P5">Let’s break down each of these settings one by one in simple terms.</text:p>
      <text:p text:style-name="P5"/>
      <text:p text:style-name="P5">---</text:p>
      <text:p text:style-name="P5"/>
      <text:p text:style-name="P5">### 1. **`BROADCAST_CONNECTION=log`**</text:p>
      <text:p text:style-name="P5"/>
      <text:p text:style-name="P5">- **What it does:** This specifies the connection method used for **broadcasting** events. In this case, it’s set to **log**, which means broadcast messages will be logged to your application log files.</text:p>
      <text:p text:style-name="P5"/>
      <text:p text:style-name="P5">- **Why we use it:** Broadcasting allows real-time data updates in your application. Using **log** is typically for testing or debugging purposes, showing broadcasted messages in the log file instead of sending them over a network.</text:p>
      <text:p text:style-name="P5"/>
      <text:p text:style-name="P5">- **Alternatives:**</text:p>
      <text:p text:style-name="P5"><text:s text:c="2"/>- **`BROADCAST_CONNECTION=pusher`**: Use Pusher service for real-time broadcasting.</text:p>
      <text:p text:style-name="P5"><text:s text:c="2"/>- **`BROADCAST_CONNECTION=redis`**: Use Redis to handle broadcast messages.</text:p>
      <text:p text:style-name="P5"/>
      <text:p text:style-name="P5">---</text:p>
      <text:p text:style-name="P5"/>
      <text:p text:style-name="P5">### 2. **`FILESYSTEM_DISK=local`**</text:p>
      <text:p text:style-name="P5"/>
      <text:p text:style-name="P5">- **What it does:** This sets the **default file storage disk** to **local**, meaning files will be stored on the server's local filesystem.</text:p>
      <text:p text:style-name="P5"/>
      <text:p text:style-name="P5">- **Why we use it:** Laravel allows you to use different file storage options, like local disk or cloud services. Using **local** means files are stored directly on your server.</text:p>
      <text:p text:style-name="P5"/>
      <text:p text:style-name="P5">- **Alternatives:**</text:p>
      <text:p text:style-name="P5"><text:s text:c="2"/>- **`FILESYSTEM_DISK=s3`**: Use Amazon S3 for cloud storage.</text:p>
      <text:p text:style-name="P5"><text:s text:c="2"/>- **`FILESYSTEM_DISK=public`**: Store files in a publicly accessible directory.</text:p>
      <text:p text:style-name="P5"/>
      <text:p text:style-name="P5">---</text:p>
      <text:p text:style-name="P5"/>
      <text:p text:style-name="P5">### 3. **`QUEUE_CONNECTION=database`**</text:p>
      <text:p text:style-name="P5"/>
      <text:p text:style-name="P5">- **What it does:** This specifies that the **queue** system (for handling background jobs) should use the **database** as its driver.</text:p>
      <text:p text:style-name="P5"/>
      <text:p text:style-name="P5">- **Why we use it:** This allows Laravel to manage queued jobs using the database to store pending tasks, making it easier to keep track of them.</text:p>
      <text:p text:style-name="P5"/>
      <text:p text:style-name="P5">- **Alternatives:**</text:p>
      <text:p text:style-name="P5"><text:s text:c="2"/>- **`QUEUE_CONNECTION=redis`**: Use Redis to manage queued jobs.</text:p>
      <text:p text:style-name="P5"><text:s text:c="2"/>- **`QUEUE_CONNECTION=beanstalkd`**: Use Beanstalkd as the queue driver.</text:p>
      <text:p text:style-name="P5"/>
      <text:p text:style-name="P5">---</text:p>
      <text:p text:style-name="P5"><text:soft-page-break/></text:p>
      <text:p text:style-name="P5">### 4. **`CACHE_STORE=database`**</text:p>
      <text:p text:style-name="P5"/>
      <text:p text:style-name="P5">- **What it does:** This sets the default **cache store** to the **database**. Cache stores temporary data to speed up your application.</text:p>
      <text:p text:style-name="P5"/>
      <text:p text:style-name="P5">- **Why we use it:** Using the database for caching allows for easy management of cached data, especially if you want shared caching across multiple servers.</text:p>
      <text:p text:style-name="P5"/>
      <text:p text:style-name="P5">- **Alternatives:**</text:p>
      <text:p text:style-name="P5"><text:s text:c="2"/>- **`CACHE_STORE=file`**: Store cache in files.</text:p>
      <text:p text:style-name="P5"><text:s text:c="2"/>- **`CACHE_STORE=redis`**: Use Redis for caching.</text:p>
      <text:p text:style-name="P5"/>
      <text:p text:style-name="P5">---</text:p>
      <text:p text:style-name="P5"/>
      <text:p text:style-name="P5">### 5. **`CACHE_PREFIX=`**</text:p>
      <text:p text:style-name="P5"/>
      <text:p text:style-name="P5">- **What it does:** This is used to set a **prefix** for all cache keys. By default, it is empty, meaning no prefix is applied.</text:p>
      <text:p text:style-name="P5"/>
      <text:p text:style-name="P5">- **Why we use it:** Adding a prefix helps avoid key collisions, especially if you are running multiple applications that might use the same cache store.</text:p>
      <text:p text:style-name="P5"/>
      <text:p text:style-name="P5">- **Alternatives:**</text:p>
      <text:p text:style-name="P5"><text:s text:c="2"/>- You can set it to any string to differentiate your cache keys, for example:</text:p>
      <text:p text:style-name="P5"><text:s text:c="4"/>- **`CACHE_PREFIX=myapp_`**: All cache keys will start with `myapp_`.</text:p>
      <text:p text:style-name="P5"/>
      <text:p text:style-name="P5">---</text:p>
      <text:p text:style-name="P5"/>
      <text:p text:style-name="P5">### 6. **`MEMCACHED_HOST=127.0.0.1`**</text:p>
      <text:p text:style-name="P5"/>
      <text:p text:style-name="P5">- **What it does:** This specifies the **host** for the Memcached server. `127.0.0.1` refers to **localhost**, meaning Memcached is running on the same machine.</text:p>
      <text:p text:style-name="P5"/>
      <text:p text:style-name="P5">- **Why we use it:** Memcached is a memory caching system to speed up applications by caching data in memory. Specifying the host tells Laravel where to find the Memcached server.</text:p>
      <text:p text:style-name="P5"/>
      <text:p text:style-name="P5">- **Alternatives:**</text:p>
      <text:p text:style-name="P5"><text:s text:c="2"/>- If Memcached is on a different server, you would use that server's IP address (e.g., `MEMCACHED_HOST=192.168.1.10`).</text:p>
      <text:p text:style-name="P5"/>
      <text:p text:style-name="P5">---</text:p>
      <text:p text:style-name="P5"/>
      <text:p text:style-name="P5">### 7. **`REDIS_CLIENT=phpredis`**</text:p>
      <text:p text:style-name="P5"/>
      <text:p text:style-name="P5">- **What it does:** This specifies the Redis client library used to connect to Redis. In this case, it's using **phpredis**, a PHP extension for Redis.</text:p>
      <text:p text:style-name="P5"/>
      <text:p text:style-name="P5">- **Why we use it:** Different Redis clients can offer different features or performance benefits. **phpredis** is a popular choice due to its speed.</text:p>
      <text:p text:style-name="P5"/>
      <text:p text:style-name="P5">- **Alternatives:**</text:p>
      <text:p text:style-name="P5"><text:soft-page-break/><text:s text:c="2"/>- **`REDIS_CLIENT=predis`**: Use Predis, a PHP library for Redis.</text:p>
      <text:p text:style-name="P5"/>
      <text:p text:style-name="P5">---</text:p>
      <text:p text:style-name="P5"/>
      <text:p text:style-name="P5">### 8. **`REDIS_HOST=127.0.0.1`**</text:p>
      <text:p text:style-name="P5"/>
      <text:p text:style-name="P5">- **What it does:** This specifies the **host** for the Redis server, similar to Memcached. `127.0.0.1` means Redis is running on the same machine.</text:p>
      <text:p text:style-name="P5"/>
      <text:p text:style-name="P5">- **Why we use it:** Telling Laravel where to find the Redis server is essential for using Redis in your application.</text:p>
      <text:p text:style-name="P5"/>
      <text:p text:style-name="P5">- **Alternatives:**</text:p>
      <text:p text:style-name="P5"><text:s text:c="2"/>- If Redis is hosted elsewhere, use the appropriate IP address or domain name.</text:p>
      <text:p text:style-name="P5"/>
      <text:p text:style-name="P5">---</text:p>
      <text:p text:style-name="P5"/>
      <text:p text:style-name="P5">### 9. **`REDIS_PASSWORD=null`**</text:p>
      <text:p text:style-name="P5"/>
      <text:p text:style-name="P5">- **What it does:** This specifies the **password** for connecting to the Redis server. If it’s set to `null`, it means there is no password.</text:p>
      <text:p text:style-name="P5"/>
      <text:p text:style-name="P5">- **Why we use it:** If your Redis server requires a password for security, you would set it here. If it doesn't, `null` is fine.</text:p>
      <text:p text:style-name="P5"/>
      <text:p text:style-name="P5">- **Alternatives:**</text:p>
      <text:p text:style-name="P5"><text:s text:c="2"/>- If your Redis server is secured, you would specify the password, like:</text:p>
      <text:p text:style-name="P5"><text:s text:c="4"/>- **`REDIS_PASSWORD=my_secure_password`**.</text:p>
      <text:p text:style-name="P5"/>
      <text:p text:style-name="P5">---</text:p>
      <text:p text:style-name="P5"/>
      <text:p text:style-name="P5">### 10. **`REDIS_PORT=6379`**</text:p>
      <text:p text:style-name="P5"/>
      <text:p text:style-name="P5">- **What it does:** This sets the **port number** for the Redis server. The default Redis port is **6379**.</text:p>
      <text:p text:style-name="P5"/>
      <text:p text:style-name="P5">- **Why we use it:** This tells Laravel which port to use to connect to Redis.</text:p>
      <text:p text:style-name="P5"/>
      <text:p text:style-name="P5">- **Alternatives:**</text:p>
      <text:p text:style-name="P5"><text:s text:c="2"/>- If Redis is configured to use a different port, you would specify that port, for example:</text:p>
      <text:p text:style-name="P5"><text:s text:c="4"/>- **`REDIS_PORT=6380`**.</text:p>
      <text:p text:style-name="P5"/>
      <text:p text:style-name="P5">---</text:p>
      <text:p text:style-name="P5"/>
      <text:p text:style-name="P5">### Summary in Simple Words:</text:p>
      <text:p text:style-name="P5"/>
      <text:p text:style-name="P5">- **`BROADCAST_CONNECTION=log`:** Broadcasting messages are logged instead of sent over the network.</text:p>
      <text:p text:style-name="P5">- **`FILESYSTEM_DISK=local`:** Files are stored on the server's local filesystem.</text:p>
      <text:p text:style-name="P5">- **`QUEUE_CONNECTION=database`:** Background jobs are managed using the database.</text:p>
      <text:p text:style-name="P5">- **`CACHE_STORE=database`:** Cache data is stored in the database.</text:p>
      <text:p text:style-name="P5"><text:soft-page-break/>- **`CACHE_PREFIX=`:** No prefix is set for cache keys (can be changed to avoid key collisions).</text:p>
      <text:p text:style-name="P5">- **`MEMCACHED_HOST=127.0.0.1`:** Memcached server is on the same machine.</text:p>
      <text:p text:style-name="P5">- **`REDIS_CLIENT=phpredis`:** Uses the phpredis client library for Redis.</text:p>
      <text:p text:style-name="P5">- **`REDIS_HOST=127.0.0.1`:** Redis server is on the same machine.</text:p>
      <text:p text:style-name="P5">- **`REDIS_PASSWORD=null`:** No password is required to connect to Redis.</text:p>
      <text:p text:style-name="P5">- **`REDIS_PORT=6379`:** Default port for Redis.</text:p>
      <text:p text:style-name="P5"/>
      <text:p text:style-name="P5">Let me know if this makes sense or if you need any further clarification!</text:p>
      <text:p text:style-name="P5"/>
      <text:p text:style-name="P5"/>
      <text:p text:style-name="P5"/>
      <text:p text:style-name="P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Let’s break down these AWS and Vite-related settings in simple terms.</text:p>
      <text:p text:style-name="P5"/>
      <text:p text:style-name="P5">---</text:p>
      <text:p text:style-name="P5"/>
      <text:p text:style-name="P5">### 1. **`AWS_ACCESS_KEY_ID=`**</text:p>
      <text:p text:style-name="P5"/>
      <text:p text:style-name="P5">- **What it does:** This is where you provide your **AWS Access Key ID**. This key is used to authenticate your requests to AWS services.</text:p>
      <text:p text:style-name="P5"/>
      <text:p text:style-name="P5">- **Why we use it:** AWS uses access keys to identify and authorize users. Without this key, your application won't be able to access AWS resources.</text:p>
      <text:p text:style-name="P5"/>
      <text:p text:style-name="P5">- **Alternatives:** You must fill this in with your actual Access Key ID from your AWS account.</text:p>
      <text:p text:style-name="P5"/>
      <text:p text:style-name="P5">---</text:p>
      <text:p text:style-name="P5"/>
      <text:p text:style-name="P5">### 2. **`AWS_SECRET_ACCESS_KEY=`**</text:p>
      <text:p text:style-name="P5"/>
      <text:p text:style-name="P5">- **What it does:** This is where you provide your **AWS Secret Access Key**. This is a secret key used in conjunction with the Access Key ID to securely sign requests.</text:p>
      <text:p text:style-name="P5"/>
      <text:p text:style-name="P5">- **Why we use it:** It ensures that only authorized users can access your AWS resources. This key should be kept private and not shared.</text:p>
      <text:p text:style-name="P5"/>
      <text:p text:style-name="P5">- **Alternatives:** You must fill this in with your actual Secret Access Key from your AWS account.</text:p>
      <text:p text:style-name="P5"/>
      <text:p text:style-name="P5">---</text:p>
      <text:p text:style-name="P5"/>
      <text:p text:style-name="P5">### 3. **`AWS_DEFAULT_REGION=us-east-1`**</text:p>
      <text:p text:style-name="P5"/>
      <text:p text:style-name="P5">- **What it does:** This sets the **default AWS region** for your application to **US East (N. Virginia)**.</text:p>
      <text:p text:style-name="P5"/>
      <text:p text:style-name="P5">- **Why we use it:** Specifying a region ensures that your AWS resources are created and accessed in the correct geographical location. Different regions may have different availability of services.</text:p>
      <text:p text:style-name="P5"/>
      <text:p text:style-name="P5">- **Alternatives:**</text:p>
      <text:p text:style-name="P5"><text:s text:c="2"/>- You can change this to another AWS region based on where your resources are located or where you want to deploy them, for example:</text:p>
      <text:p text:style-name="P5"><text:s text:c="4"/>- **`AWS_DEFAULT_REGION=us-west-2`** (for US West).</text:p>
      <text:p text:style-name="P5"><text:s text:c="4"/>- **`AWS_DEFAULT_REGION=eu-west-1`** (for Europe).</text:p>
      <text:p text:style-name="P5"/>
      <text:p text:style-name="P5">---</text:p>
      <text:p text:style-name="P5"/>
      <text:p text:style-name="P5">### 4. **`AWS_BUCKET=`**</text:p>
      <text:p text:style-name="P5"/>
      <text:p text:style-name="P5"><text:soft-page-break/>- **What it does:** This specifies the name of your **AWS S3 bucket**, which is a storage location for your files.</text:p>
      <text:p text:style-name="P5"/>
      <text:p text:style-name="P5">- **Why we use it:** You need to specify which S3 bucket your application should use for storing or retrieving files.</text:p>
      <text:p text:style-name="P5"/>
      <text:p text:style-name="P5">- **Alternatives:** You must fill this in with the name of your actual S3 bucket, for example:</text:p>
      <text:p text:style-name="P5"><text:s text:c="2"/>- **`AWS_BUCKET=my-app-bucket`**.</text:p>
      <text:p text:style-name="P5"/>
      <text:p text:style-name="P5">---</text:p>
      <text:p text:style-name="P5"/>
      <text:p text:style-name="P5">### 5. **`AWS_USE_PATH_STYLE_ENDPOINT=false`**</text:p>
      <text:p text:style-name="P5"/>
      <text:p text:style-name="P5">- **What it does:** This setting specifies whether to use **path-style access** for S3 requests. When set to `false`, it uses **virtual-hosted style access** (the default method).</text:p>
      <text:p text:style-name="P5"/>
      <text:p text:style-name="P5">- **Why we use it:** Virtual-hosted style is recommended as it uses the bucket name as part of the hostname, which is more compatible with most use cases. Path-style is used for older applications or specific use cases.</text:p>
      <text:p text:style-name="P5"/>
      <text:p text:style-name="P5">- **Alternatives:** You can set it to `true` if you want to use path-style access:</text:p>
      <text:p text:style-name="P5"><text:s text:c="2"/>- **`AWS_USE_PATH_STYLE_ENDPOINT=true`**: This means that requests will include the bucket name in the URL path instead of in the hostname.</text:p>
      <text:p text:style-name="P5"/>
      <text:p text:style-name="P5">---</text:p>
      <text:p text:style-name="P5"/>
      <text:p text:style-name="P5">### 6. **`VITE_APP_NAME="${APP_NAME}"`**</text:p>
      <text:p text:style-name="P5"/>
      <text:p text:style-name="P5">- **What it does:** This sets an environment variable for Vite (a build tool) to use the application name defined in `APP_NAME`.</text:p>
      <text:p text:style-name="P5"/>
      <text:p text:style-name="P5">- **Why we use it:** It allows you to access the application name in your front-end code (JavaScript, for instance) through the Vite build process. </text:p>
      <text:p text:style-name="P5"/>
      <text:p text:style-name="P5">- **Alternatives:** You can set any name you want. For example:</text:p>
      <text:p text:style-name="P5"><text:s text:c="2"/>- **`VITE_APP_NAME="My Cool App"`**: Directly sets the application name.</text:p>
      <text:p text:style-name="P5"/>
      <text:p text:style-name="P5">---</text:p>
      <text:p text:style-name="P5"/>
      <text:p text:style-name="P5">### Summary in Simple Words:</text:p>
      <text:p text:style-name="P5"/>
      <text:p text:style-name="P5">- **`AWS_ACCESS_KEY_ID=`:** Leave this blank; you need to fill it with your AWS Access Key ID.</text:p>
      <text:p text:style-name="P5">- **`AWS_SECRET_ACCESS_KEY=`:** Leave this blank; you need to fill it with your AWS Secret Access Key.</text:p>
      <text:p text:style-name="P5">- **`AWS_DEFAULT_REGION=us-east-1`:** Default region for AWS services; you can change it to another region if needed.</text:p>
      <text:p text:style-name="P5">- **`AWS_BUCKET=`:** Specify your S3 bucket name here.</text:p>
      <text:p text:style-name="P5">- **`AWS_USE_PATH_STYLE_ENDPOINT=false`:** Indicates whether to use path-style access for S3; keep it `false` for virtual-hosted style.</text:p>
      <text:p text:style-name="P5">- **`VITE_APP_NAME="${APP_NAME}"`:** Sets the application name for Vite to use; can be customized.</text:p>
      <text:p text:style-name="P5"><text:soft-page-break/></text:p>
      <text:p text:style-name="P5">Let me know if you have any questions or need more explan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2:33:42.244984393</meta:creation-date>
    <dc:date>2024-09-27T16:38:01.706534748</dc:date>
    <meta:editing-duration>PT10M43S</meta:editing-duration>
    <meta:editing-cycles>1</meta:editing-cycles>
    <meta:document-statistic meta:table-count="0" meta:image-count="0" meta:object-count="0" meta:page-count="23" meta:paragraph-count="527" meta:word-count="6107" meta:character-count="39947" meta:non-whitespace-character-count="33778"/>
    <meta:generator>LibreOffice/7.3.7.2$Linux_X86_64 LibreOffice_project/30$Build-2</meta:generator>
  </office:meta>
</office:document-meta>
</file>